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itle">
            <text:p>title</text:p>
          </table:table-cell>
          <table:table-cell table:style-name="pd1" office:value-type="string" office:value="source">
            <text:p>source</text:p>
          </table:table-cell>
          <table:table-cell table:style-name="pd1" office:value-type="string" office:value="relevance">
            <text:p>relevance</text:p>
          </table:table-cell>
        </table:table-row>
        <table:table-row>
          <table:table-cell office:value-type="string" office:value="Live updates: Donald Trump testifies in New York civil fraud trial - CNN">
            <text:p>Live updates: Donald Trump testifies in New York civil fraud trial - CNN</text:p>
          </table:table-cell>
          <table:table-cell office:value-type="string" office:value="CNN">
            <text:p>CNN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value="OpenAI announces platform for making custom ChatGPTs - The Verge">
            <text:p>OpenAI announces platform for making custom ChatGPTs - The Verge</text:p>
          </table:table-cell>
          <table:table-cell office:value-type="string" office:value="The Verge">
            <text:p>The Verg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Father of Highland Park shooting suspect pleads guilty to misdemeanor reckless conduct charges in deal with prosecutors - CNN">
            <text:p>Father of Highland Park shooting suspect pleads guilty to misdemeanor reckless conduct charges in deal with prosecutors - CNN</text:p>
          </table:table-cell>
          <table:table-cell office:value-type="string" office:value="CNN">
            <text:p>CNN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Live news: Disney names PepsiCo executive Hugh Johnston as new CFO - Financial Times">
            <text:p>Live news: Disney names PepsiCo executive Hugh Johnston as new CFO - Financial Times</text:p>
          </table:table-cell>
          <table:table-cell office:value-type="string" office:value="Financial Times">
            <text:p>Financial Time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Wall Street veteran sees 'once in a generation buying opportunity' in unloved areas of global stock market - MarketWatch">
            <text:p>Wall Street veteran sees 'once in a generation buying opportunity' in unloved areas of global stock market - MarketWatch</text:p>
          </table:table-cell>
          <table:table-cell office:value-type="string" office:value="MarketWatch">
            <text:p>MarketWatch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Former Republican congressman Peter Meijer launches Senate bid in Michigan - The Washington Post">
            <text:p>Former Republican congressman Peter Meijer launches Senate bid in Michigan - The Washington Post</text:p>
          </table:table-cell>
          <table:table-cell office:value-type="string" office:value="The Washington Post">
            <text:p>The Washington Post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Netanyahu faces rising anger from within Israel after Hamas attack - CBS News">
            <text:p>Netanyahu faces rising anger from within Israel after Hamas attack - CBS News</text:p>
          </table:table-cell>
          <table:table-cell office:value-type="string" office:value="CBS News">
            <text:p>CBS New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Giants QB Daniel Jones has season-ending torn ACL - ESPN - ESPN">
            <text:p>Giants QB Daniel Jones has season-ending torn ACL - ESPN - ESPN</text:p>
          </table:table-cell>
          <table:table-cell office:value-type="string" office:value="ESPN">
            <text:p>ESPN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SAG-AFTRA Tells Members It’s Reviewing Studios’ “Final” Offer - Hollywood Reporter">
            <text:p>SAG-AFTRA Tells Members It’s Reviewing Studios’ “Final” Offer - Hollywood Reporter</text:p>
          </table:table-cell>
          <table:table-cell office:value-type="string" office:value="Hollywood Reporter">
            <text:p>Hollywood Reporte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Travis Kelce Is Now the Leading Receiver in Chiefs History: Here’s How Taylor Swift Reacted - Billboard">
            <text:p>Travis Kelce Is Now the Leading Receiver in Chiefs History: Here’s How Taylor Swift Reacted - Billboard</text:p>
          </table:table-cell>
          <table:table-cell office:value-type="string" office:value="Billboard">
            <text:p>Billboard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Oldest black hole discovered dating back to 470 million years after the Big Bang - ABC News">
            <text:p>Oldest black hole discovered dating back to 470 million years after the Big Bang - ABC News</text:p>
          </table:table-cell>
          <table:table-cell office:value-type="string" office:value="ABC News">
            <text:p>ABC New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Man with Parkinson's can walk again thanks to a device in spine - Insider">
            <text:p>Man with Parkinson's can walk again thanks to a device in spine - Insider</text:p>
          </table:table-cell>
          <table:table-cell office:value-type="string" office:value="INSIDER">
            <text:p>INSIDE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Black Panther stuntman and children killed in car crash - Entertainment Weekly News">
            <text:p>Black Panther stuntman and children killed in car crash - Entertainment Weekly News</text:p>
          </table:table-cell>
          <table:table-cell office:value-type="string" office:value="Entertainment Weekly">
            <text:p>Entertainment Weekly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Strong geomagnetic storm brings dazzling displays of the Northern Lights this week - Fox Weather ">
            <text:p>Strong geomagnetic storm brings dazzling displays of the Northern Lights this week - Fox Weather </text:p>
          </table:table-cell>
          <table:table-cell office:value-type="string" office:value="Foxweather.com">
            <text:p>Foxweather.com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'I was front row' | Witness describes shooting at homecoming event near Prairie View A&amp;M in Waller County - KHOU.com">
            <text:p>'I was front row' | Witness describes shooting at homecoming event near Prairie View A&amp;M in Waller County - KHOU.com</text:p>
          </table:table-cell>
          <table:table-cell office:value-type="string" office:value="KHOU.com">
            <text:p>KHOU.com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Marijuana use raises risk of heart attack, heart failure and stroke, studies say - CNN">
            <text:p>Marijuana use raises risk of heart attack, heart failure and stroke, studies say - CNN</text:p>
          </table:table-cell>
          <table:table-cell office:value-type="string" office:value="CNN">
            <text:p>CNN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Researchers find sensitive personal data of US military personnel is for sale online - CNN">
            <text:p>Researchers find sensitive personal data of US military personnel is for sale online - CNN</text:p>
          </table:table-cell>
          <table:table-cell office:value-type="string" office:value="CNN">
            <text:p>CNN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value="Tesla Could Have a $27,000 EV. The Report Is Boosting the Stock. - Barrons - Barron's">
            <text:p>Tesla Could Have a $27,000 EV. The Report Is Boosting the Stock. - Barrons - Barron's</text:p>
          </table:table-cell>
          <table:table-cell office:value-type="string" office:value="Barron's">
            <text:p>Barron'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Apple MacBook Pro 14-inch and 16-inch review (2023): An M3 chip for every situation - Engadget">
            <text:p>Apple MacBook Pro 14-inch and 16-inch review (2023): An M3 chip for every situation - Engadget</text:p>
          </table:table-cell>
          <table:table-cell office:value-type="string" office:value="Engadget">
            <text:p>Engadge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My day as a doctor at Gaza’s al-Shifa hospital | Close Up - Al Jazeera English">
            <text:p>My day as a doctor at Gaza’s al-Shifa hospital | Close Up - Al Jazeera English</text:p>
          </table:table-cell>
          <table:table-cell office:value-type="string" office:value="YouTube">
            <text:p>YouTube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Israeli troops surround Gaza City and cut off its northern part - The Associated Press">
            <text:p>Israeli troops surround Gaza City and cut off its northern part - The Associated Press</text:p>
          </table:table-cell>
          <table:table-cell office:value-type="string" office:value="Associated Press">
            <text:p>Associated Pres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Bengals vs. Bills score, takeaways: Cincinnati sneaks past Buffalo behind Joe Burrow's two touchdown passes - CBS Sports">
            <text:p>Bengals vs. Bills score, takeaways: Cincinnati sneaks past Buffalo behind Joe Burrow's two touchdown passes - CBS Sports</text:p>
          </table:table-cell>
          <table:table-cell office:value-type="string" office:value="CBS Sports">
            <text:p>CBS Sport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itigroup considers deep job cuts for CEO Jane Fraser’s overhaul, called 'Project Bora Bora' - CNBC">
            <text:p>Citigroup considers deep job cuts for CEO Jane Fraser’s overhaul, called 'Project Bora Bora' - CNBC</text:p>
          </table:table-cell>
          <table:table-cell office:value-type="string" office:value="CNBC">
            <text:p>CNB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Ukraine says it struck brand-new Russia missile carrier in Black Sea - Business Insider">
            <text:p>Ukraine says it struck brand-new Russia missile carrier in Black Sea - Business Insider</text:p>
          </table:table-cell>
          <table:table-cell office:value-type="string" office:value="Business Insider">
            <text:p>Business Insider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Google faces off with Epic Games as it enters its second antitrust trial in two months - CNBC">
            <text:p>Google faces off with Epic Games as it enters its second antitrust trial in two months - CNBC</text:p>
          </table:table-cell>
          <table:table-cell office:value-type="string" office:value="CNBC">
            <text:p>CNBC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Fantasy Football Booms and Busts: C.J. Stroud's historic day stands out among ugly QB play in Week 9 - Yahoo Sports">
            <text:p>Fantasy Football Booms and Busts: C.J. Stroud's historic day stands out among ugly QB play in Week 9 - Yahoo Sports</text:p>
          </table:table-cell>
          <table:table-cell office:value-type="string" office:value="Yahoo Entertainment">
            <text:p>Yahoo Entertainment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Israel-Palestine crisis: 'Enough is enough' say UN humanitarians - UN News">
            <text:p>Israel-Palestine crisis: 'Enough is enough' say UN humanitarians - UN News</text:p>
          </table:table-cell>
          <table:table-cell office:value-type="string" office:value="UN News">
            <text:p>UN New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Ahed Tamimi: Israeli forces arrest Palestinian activist in West Bank - BBC.com">
            <text:p>Ahed Tamimi: Israeli forces arrest Palestinian activist in West Bank - BBC.com</text:p>
          </table:table-cell>
          <table:table-cell office:value-type="string" office:value="BBC News">
            <text:p>BBC New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Men's Final Four picks and other national predictions for 2023-24 - ESPN - ESPN">
            <text:p>Men's Final Four picks and other national predictions for 2023-24 - ESPN - ESPN</text:p>
          </table:table-cell>
          <table:table-cell office:value-type="string" office:value="ESPN">
            <text:p>ESPN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MediaTek's New All Big Core Design for Flagship Dimensity 9300… - MediaTek">
            <text:p>MediaTek's New All Big Core Design for Flagship Dimensity 9300… - MediaTek</text:p>
          </table:table-cell>
          <table:table-cell office:value-type="string" office:value="Mediatek.com">
            <text:p>Mediatek.com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US senators seek answers from Army after reservist killed 18 in Maine - ABC News">
            <text:p>US senators seek answers from Army after reservist killed 18 in Maine - ABC News</text:p>
          </table:table-cell>
          <table:table-cell office:value-type="string" office:value="ABC News">
            <text:p>ABC New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UMass Amherst student arrested for allegedly hitting Jewish student, spitting on Israeli flag: 'Unacceptable' - Fox News">
            <text:p>UMass Amherst student arrested for allegedly hitting Jewish student, spitting on Israeli flag: 'Unacceptable' - Fox News</text:p>
          </table:table-cell>
          <table:table-cell office:value-type="string" office:value="Fox News">
            <text:p>Fox News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value="[Removed]">
            <text:p>[Removed]</text:p>
          </table:table-cell>
          <table:table-cell office:value-type="string" office:value="[Removed]">
            <text:p>[Removed]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Horoscope for Monday, Nov. 6, 2023 - Chicago Sun-Times">
            <text:p>Horoscope for Monday, Nov. 6, 2023 - Chicago Sun-Times</text:p>
          </table:table-cell>
          <table:table-cell office:value-type="string" office:value="Suntimes.com">
            <text:p>Suntimes.com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Old data from Kepler turns up a system with seven planets - Phys.org">
            <text:p>Old data from Kepler turns up a system with seven planets - Phys.org</text:p>
          </table:table-cell>
          <table:table-cell office:value-type="string" office:value="Phys.Org">
            <text:p>Phys.Org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value="Civilizations Could Use Gravitational Lenses to Transmit Power From Star to Star - Universe Today">
            <text:p>Civilizations Could Use Gravitational Lenses to Transmit Power From Star to Star - Universe Today</text:p>
          </table:table-cell>
          <table:table-cell office:value-type="string" office:value="Universe Today">
            <text:p>Universe Today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